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hermistor Calibration 2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MEAS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T11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T2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1.3" calcext:value-type="float">
            <text:p>41.3</text:p>
          </table:table-cell>
          <table:table-cell office:value-type="float" office:value="5171.8766542187" calcext:value-type="float">
            <text:p>5171.8766542187</text:p>
          </table:table-cell>
          <table:table-cell office:value-type="float" office:value="40.7278127980277" calcext:value-type="float">
            <text:p>40.7278127980277</text:p>
          </table:table-cell>
          <table:table-cell office:value-type="float" office:value="5272.09553248078" calcext:value-type="float">
            <text:p>5272.09553248078</text:p>
          </table:table-cell>
          <table:table-cell office:value-type="float" office:value="40.2488252314241" calcext:value-type="float">
            <text:p>40.24882523142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4890.79686570665" calcext:value-type="float">
            <text:p>4890.79686570665</text:p>
          </table:table-cell>
          <table:table-cell office:value-type="float" office:value="42.1282393047929" calcext:value-type="float">
            <text:p>42.1282393047929</text:p>
          </table:table-cell>
          <table:table-cell office:value-type="float" office:value="4992.51553098977" calcext:value-type="float">
            <text:p>4992.51553098977</text:p>
          </table:table-cell>
          <table:table-cell office:value-type="float" office:value="41.6104609458812" calcext:value-type="float">
            <text:p>41.610460945881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7.6" calcext:value-type="float">
            <text:p>47.6</text:p>
          </table:table-cell>
          <table:table-cell office:value-type="float" office:value="4205.83570695028" calcext:value-type="float">
            <text:p>4205.83570695028</text:p>
          </table:table-cell>
          <table:table-cell office:value-type="float" office:value="45.9655765509857" calcext:value-type="float">
            <text:p>45.9655765509857</text:p>
          </table:table-cell>
          <table:table-cell office:value-type="float" office:value="4309.29446797416" calcext:value-type="float">
            <text:p>4309.29446797416</text:p>
          </table:table-cell>
          <table:table-cell office:value-type="float" office:value="45.3411451319377" calcext:value-type="float">
            <text:p>45.341145131937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3773.06136237244" calcext:value-type="float">
            <text:p>3773.06136237244</text:p>
          </table:table-cell>
          <table:table-cell office:value-type="float" office:value="48.7791966260217" calcext:value-type="float">
            <text:p>48.7791966260217</text:p>
          </table:table-cell>
          <table:table-cell office:value-type="float" office:value="3877.13110730885" calcext:value-type="float">
            <text:p>3877.13110730885</text:p>
          </table:table-cell>
          <table:table-cell office:value-type="float" office:value="48.0691167795697" calcext:value-type="float">
            <text:p>48.069116779569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3.3" calcext:value-type="float">
            <text:p>53.3</text:p>
          </table:table-cell>
          <table:table-cell office:value-type="float" office:value="3489.18346686452" calcext:value-type="float">
            <text:p>3489.18346686452</text:p>
          </table:table-cell>
          <table:table-cell office:value-type="float" office:value="50.8330891002757" calcext:value-type="float">
            <text:p>50.8330891002757</text:p>
          </table:table-cell>
          <table:table-cell office:value-type="float" office:value="3567.49080965509" calcext:value-type="float">
            <text:p>3567.49080965509</text:p>
          </table:table-cell>
          <table:table-cell office:value-type="float" office:value="50.2470912303366" calcext:value-type="float">
            <text:p>50.247091230336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.9" calcext:value-type="float">
            <text:p>56.9</text:p>
          </table:table-cell>
          <table:table-cell office:value-type="float" office:value="3142.90013047355" calcext:value-type="float">
            <text:p>3142.90013047355</text:p>
          </table:table-cell>
          <table:table-cell office:value-type="float" office:value="53.6152635585402" calcext:value-type="float">
            <text:p>53.6152635585402</text:p>
          </table:table-cell>
          <table:table-cell office:value-type="float" office:value="3232.83148009615" calcext:value-type="float">
            <text:p>3232.83148009615</text:p>
          </table:table-cell>
          <table:table-cell office:value-type="float" office:value="52.8590998805585" calcext:value-type="float">
            <text:p>52.859099880558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2.3" calcext:value-type="float">
            <text:p>62.3</text:p>
          </table:table-cell>
          <table:table-cell office:value-type="float" office:value="2648.27967835977" calcext:value-type="float">
            <text:p>2648.27967835977</text:p>
          </table:table-cell>
          <table:table-cell office:value-type="float" office:value="58.2667176479967" calcext:value-type="float">
            <text:p>58.2667176479967</text:p>
          </table:table-cell>
          <table:table-cell office:value-type="float" office:value="2714.06158861693" calcext:value-type="float">
            <text:p>2714.06158861693</text:p>
          </table:table-cell>
          <table:table-cell office:value-type="float" office:value="57.5917176896231" calcext:value-type="float">
            <text:p>57.59171768962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7.6" calcext:value-type="float">
            <text:p>67.6</text:p>
          </table:table-cell>
          <table:table-cell office:value-type="float" office:value="2246.76446947517" calcext:value-type="float">
            <text:p>2246.76446947517</text:p>
          </table:table-cell>
          <table:table-cell office:value-type="float" office:value="62.8462982157085" calcext:value-type="float">
            <text:p>62.8462982157085</text:p>
          </table:table-cell>
          <table:table-cell office:value-type="float" office:value="2277.32574659595" calcext:value-type="float">
            <text:p>2277.32574659595</text:p>
          </table:table-cell>
          <table:table-cell office:value-type="float" office:value="62.4643447836068" calcext:value-type="float">
            <text:p>62.4643447836068</text:p>
          </table:table-cell>
        </table:table-row>
        <table:table-row table:style-name="ro1">
          <table:table-cell office:value-type="float" office:value="84.7" calcext:value-type="float">
            <text:p>84.7</text:p>
          </table:table-cell>
          <table:table-cell office:value-type="float" office:value="70.5" calcext:value-type="float">
            <text:p>70.5</text:p>
          </table:table-cell>
          <table:table-cell office:value-type="float" office:value="2068.85891004217" calcext:value-type="float">
            <text:p>2068.85891004217</text:p>
          </table:table-cell>
          <table:table-cell office:value-type="float" office:value="65.1875336916962" calcext:value-type="float">
            <text:p>65.1875336916962</text:p>
          </table:table-cell>
          <table:table-cell office:value-type="float" office:value="2095.72685181031" calcext:value-type="float">
            <text:p>2095.72685181031</text:p>
          </table:table-cell>
          <table:table-cell office:value-type="float" office:value="64.8176693867883" calcext:value-type="float">
            <text:p>64.817669386788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17T20:11:08.896926095</dc:date>
    <meta:editing-duration>PT1M14S</meta:editing-duration>
    <meta:editing-cycles>1</meta:editing-cycles>
    <meta:generator>LibreOffice/7.3.2.2$Linux_X86_64 LibreOffice_project/49f2b1bff42cfccbd8f788c8dc32c1c309559be0</meta:generator>
    <meta:document-statistic meta:table-count="1" meta:cell-count="60" meta:object-count="0"/>
  </office:meta>
</office:document-meta>
</file>